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Quarter</text:p>
          </table:table-cell>
          <table:table-cell office:value-type="string" calcext:value-type="string">
            <text:p>Wohnung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formula="of:=[.A2]" office:value-type="date" office:date-value="2020-03-31" calcext:value-type="date">
            <text:p>1st quarter 2020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table:formula="of:=EDATE([.A2]; 3)" office:value-type="date" office:date-value="2020-06-30" calcext:value-type="date">
            <text:p>2020-06-30</text:p>
          </table:table-cell>
          <table:table-cell table:formula="of:=[.A3]" office:value-type="date" office:date-value="2020-06-30" calcext:value-type="date">
            <text:p>2nd quarter 202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table:formula="of:=EDATE([.A3]; 3)" office:value-type="date" office:date-value="2020-09-30" calcext:value-type="date">
            <text:p>2020-09-30</text:p>
          </table:table-cell>
          <table:table-cell table:formula="of:=[.A4]" office:value-type="date" office:date-value="2020-09-30" calcext:value-type="date">
            <text:p>3rd quarter 2020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table:formula="of:=EDATE([.A4]; 3)" office:value-type="date" office:date-value="2020-12-30" calcext:value-type="date">
            <text:p>2020-12-30</text:p>
          </table:table-cell>
          <table:table-cell table:formula="of:=[.A5]" office:value-type="date" office:date-value="2020-12-30" calcext:value-type="date">
            <text:p>4th quarter 2020</text:p>
          </table:table-cell>
          <table:table-cell office:value-type="float" office:value="3553" calcext:value-type="float">
            <text:p>3553</text:p>
          </table:table-cell>
        </table:table-row>
        <table:table-row table:style-name="ro1">
          <table:table-cell table:formula="of:=EDATE([.A5]; 3)" office:value-type="date" office:date-value="2021-03-30" calcext:value-type="date">
            <text:p>2021-03-30</text:p>
          </table:table-cell>
          <table:table-cell table:formula="of:=[.A6]" office:value-type="date" office:date-value="2021-03-30" calcext:value-type="date">
            <text:p>1st quarter 2021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table:formula="of:=EDATE([.A6]; 3)" office:value-type="date" office:date-value="2021-06-30" calcext:value-type="date">
            <text:p>2021-06-30</text:p>
          </table:table-cell>
          <table:table-cell table:formula="of:=[.A7]" office:value-type="date" office:date-value="2021-06-30" calcext:value-type="date">
            <text:p>2nd quarter 2021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table:formula="of:=EDATE([.A7]; 3)" office:value-type="date" office:date-value="2021-09-30" calcext:value-type="date">
            <text:p>2021-09-30</text:p>
          </table:table-cell>
          <table:table-cell table:formula="of:=[.A8]" office:value-type="date" office:date-value="2021-09-30" calcext:value-type="date">
            <text:p>3rd quarter 2021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table:formula="of:=EDATE([.A8]; 3)" office:value-type="date" office:date-value="2021-12-30" calcext:value-type="date">
            <text:p>2021-12-30</text:p>
          </table:table-cell>
          <table:table-cell table:formula="of:=[.A9]" office:value-type="date" office:date-value="2021-12-30" calcext:value-type="date">
            <text:p>4th quarter 2021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table:formula="of:=EDATE([.A9]; 3)" office:value-type="date" office:date-value="2022-03-30" calcext:value-type="date">
            <text:p>2022-03-30</text:p>
          </table:table-cell>
          <table:table-cell table:formula="of:=[.A10]" office:value-type="date" office:date-value="2022-03-30" calcext:value-type="date">
            <text:p>1st quarter 2022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table:formula="of:=EDATE([.A10]; 3)" office:value-type="date" office:date-value="2022-06-30" calcext:value-type="date">
            <text:p>2022-06-30</text:p>
          </table:table-cell>
          <table:table-cell table:formula="of:=[.A11]" office:value-type="date" office:date-value="2022-06-30" calcext:value-type="date">
            <text:p>2nd quarter 2022</text:p>
          </table:table-cell>
          <table:table-cell office:value-type="float" office:value="4266" calcext:value-type="float">
            <text:p>4266</text:p>
          </table:table-cell>
        </table:table-row>
        <table:table-row table:style-name="ro1">
          <table:table-cell table:formula="of:=EDATE([.A11]; 3)" office:value-type="date" office:date-value="2022-09-30" calcext:value-type="date">
            <text:p>2022-09-30</text:p>
          </table:table-cell>
          <table:table-cell table:formula="of:=[.A12]" office:value-type="date" office:date-value="2022-09-30" calcext:value-type="date">
            <text:p>3rd quarter 2022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table:formula="of:=EDATE([.A12]; 3)" office:value-type="date" office:date-value="2022-12-30" calcext:value-type="date">
            <text:p>2022-12-30</text:p>
          </table:table-cell>
          <table:table-cell table:formula="of:=[.A13]" office:value-type="date" office:date-value="2022-12-30" calcext:value-type="date">
            <text:p>4th quarter 2022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table:formula="of:=EDATE([.A13]; 3)" office:value-type="date" office:date-value="2023-03-30" calcext:value-type="date">
            <text:p>2023-03-30</text:p>
          </table:table-cell>
          <table:table-cell table:formula="of:=[.A14]" office:value-type="date" office:date-value="2023-03-30" calcext:value-type="date">
            <text:p>1st quarter 2023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formula="of:=EDATE([.A14]; 3)" office:value-type="date" office:date-value="2023-06-30" calcext:value-type="date">
            <text:p>2023-06-30</text:p>
          </table:table-cell>
          <table:table-cell table:formula="of:=[.A15]" office:value-type="date" office:date-value="2023-06-30" calcext:value-type="date">
            <text:p>2nd quarter 2023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 table:formula="of:=EDATE([.A15]; 3)" office:value-type="date" office:date-value="2023-09-30" calcext:value-type="date">
            <text:p>2023-09-30</text:p>
          </table:table-cell>
          <table:table-cell table:formula="of:=[.A16]" office:value-type="date" office:date-value="2023-09-30" calcext:value-type="date">
            <text:p>3rd quarter 2023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table:formula="of:=EDATE([.A16]; 3)" office:value-type="date" office:date-value="2023-12-30" calcext:value-type="date">
            <text:p>2023-12-30</text:p>
          </table:table-cell>
          <table:table-cell table:formula="of:=[.A17]" office:value-type="date" office:date-value="2023-12-30" calcext:value-type="date">
            <text:p>4th quarter 2023</text:p>
          </table:table-cell>
          <table:table-cell office:value-type="float" office:value="4181" calcext:value-type="float">
            <text:p>4181</text:p>
          </table:table-cell>
        </table:table-row>
        <table:table-row table:style-name="ro1">
          <table:table-cell table:formula="of:=EDATE([.A17]; 3)" office:value-type="date" office:date-value="2024-03-30" calcext:value-type="date">
            <text:p>2024-03-30</text:p>
          </table:table-cell>
          <table:table-cell table:formula="of:=[.A18]" office:value-type="date" office:date-value="2024-03-30" calcext:value-type="date">
            <text:p>1st quarter 2024</text:p>
          </table:table-cell>
          <table:table-cell office:value-type="float" office:value="4142" calcext:value-type="float">
            <text:p>4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quarter number:style="long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8:36:53.851626543</meta:creation-date>
    <dc:date>2024-05-09T18:45:36.044654220</dc:date>
    <meta:editing-duration>PT8M42S</meta:editing-duration>
    <meta:editing-cycles>1</meta:editing-cycles>
    <meta:document-statistic meta:table-count="1" meta:cell-count="54" meta:object-count="0"/>
    <meta:generator>LibreOffice/24.2.2.2$Linux_X86_64 LibreOffice_project/420$Build-2</meta:generator>
  </office:meta>
</office:document-meta>
</file>